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969dd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969d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6bfdc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73afd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73afd" style:font-size-asian="12pt" style:font-name-complex="Times New Roman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8faf9" style:font-size-asian="12pt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69dd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1592c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31cb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d855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11fdd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8313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54fd" style:font-size-asian="12pt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b8b7" style:font-size-asian="12pt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969dd" style:font-size-asian="12pt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af333" style:font-size-asian="12pt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1592c" style:font-size-asian="12pt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969dd" style:font-size-asian="12pt" style:font-size-complex="12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969dd" style:font-size-asian="12pt" style:font-size-complex="12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51592c" style:font-size-asian="12pt" style:font-size-complex="12pt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969dd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51592c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51592c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969dd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969dd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969dd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969dd" style:font-name-asian="Symbol1" style:font-size-asian="12pt" style:font-name-complex="Times New Roman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969dd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fe78a" style:font-size-asian="12pt" style:font-size-complex="12pt"/>
    </style:style>
    <style:style style:name="P4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style:font-name="Times New Roman" fo:font-size="12pt" fo:letter-spacing="normal" fo:language="uk" fo:country="UA" fo:font-style="normal" style:text-underline-style="none" fo:font-weight="normal" officeooo:paragraph-rsid="004969dd" style:font-size-asian="12pt" style:font-size-complex="12pt" style:language-complex="ar" style:country-complex="SA" loext:padding="0in" loext:border="none"/>
    </style:style>
    <style:style style:name="P45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51592c" style:font-size-asian="12pt" style:font-size-complex="12pt" style:language-complex="ar" style:country-complex="SA"/>
    </style:style>
    <style:style style:name="P46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969dd" style:font-size-asian="12pt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60e85" officeooo:paragraph-rsid="0051592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48" style:family="paragraph" style:parent-style-name="Standard">
      <style:text-properties fo:font-size="12pt" style:text-underline-style="none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fdc42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fdc42" style:font-name-asian="Symbol1" style:font-size-asian="12pt" style:font-name-complex="Times New Roman" style:font-size-complex="12pt" style:language-complex="ar" style:country-complex="SA"/>
    </style:style>
    <style:style style:name="P51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b0fd7" style:font-size-asian="12pt" style:font-name-complex="Times New Roman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0fd7" style:font-size-asian="12pt" style:font-name-complex="Times New Roman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6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0fd7" style:font-size-asian="12pt" style:font-size-complex="12pt" style:language-complex="ar" style:country-complex="SA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52a80f" style:font-size-asian="12pt" style:font-size-complex="12pt" style:language-complex="ar" style:country-complex="SA"/>
    </style:style>
    <style:style style:name="P58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411fdd" style:font-name-complex="Times New Roman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complex="Times New Roman"/>
    </style:style>
    <style:style style:name="T7" style:family="text">
      <style:text-properties style:text-position="super 58%" officeooo:rsid="00152284" style:font-name-asian="Symbol1"/>
    </style:style>
    <style:style style:name="T8" style:family="text">
      <style:text-properties style:text-position="super 58%" officeooo:rsid="00152ee4" style:font-name-asian="Symbol1"/>
    </style:style>
    <style:style style:name="T9" style:family="text">
      <style:text-properties style:text-position="0% 100%" officeooo:rsid="0015a3a6" style:font-name-asian="Symbol1" style:font-name-complex="Times New Roman"/>
    </style:style>
    <style:style style:name="T10" style:family="text">
      <style:text-properties style:text-position="0% 100%" officeooo:rsid="0016bcc7" style:font-name-asian="Symbol1" style:font-name-complex="Times New Roman"/>
    </style:style>
    <style:style style:name="T11" style:family="text">
      <style:text-properties style:text-position="0% 100%" officeooo:rsid="0019ccc0" style:font-name-asian="Symbol1" style:font-name-complex="Times New Roman"/>
    </style:style>
    <style:style style:name="T12" style:family="text">
      <style:text-properties style:text-position="0% 100%" officeooo:rsid="003af8b7" style:font-name-asian="Symbol1" style:font-name-complex="Times New Roman"/>
    </style:style>
    <style:style style:name="T13" style:family="text">
      <style:text-properties style:text-position="0% 100%" officeooo:rsid="0051592c" style:font-name-asian="Symbol1" style:font-name-complex="Times New Roman"/>
    </style:style>
    <style:style style:name="T14" style:family="text">
      <style:text-properties style:text-position="0% 100%" officeooo:rsid="00152284" style:font-name-asian="Symbol1"/>
    </style:style>
    <style:style style:name="T15" style:family="text">
      <style:text-properties style:text-position="0% 100%" officeooo:rsid="00152ee4" style:font-name-asian="Symbol1"/>
    </style:style>
    <style:style style:name="T16" style:family="text">
      <style:text-properties style:text-position="0% 100%" officeooo:rsid="0015a3a6" style:font-name-asian="Symbol1"/>
    </style:style>
    <style:style style:name="T17" style:family="text">
      <style:text-properties style:text-position="0% 100%" officeooo:rsid="0006f533" style:font-name-asian="Times New Roman1" style:font-name-complex="Times New Roman1"/>
    </style:style>
    <style:style style:name="T18" style:family="text">
      <style:text-properties style:text-position="0% 100%" officeooo:rsid="00152284" style:font-name-asian="Symbol" style:font-name-complex="Symbol"/>
    </style:style>
    <style:style style:name="T19" style:family="text">
      <style:text-properties style:font-name-asian="Symbol" style:font-name-complex="Symbol"/>
    </style:style>
    <style:style style:name="T20" style:family="text">
      <style:text-properties officeooo:rsid="0003347c" style:font-name-asian="Symbol" style:font-name-complex="Symbol"/>
    </style:style>
    <style:style style:name="T21" style:family="text">
      <style:text-properties officeooo:rsid="00020fd0" style:font-name-asian="Symbol" style:font-name-complex="Symbol"/>
    </style:style>
    <style:style style:name="T22" style:family="text">
      <style:text-properties officeooo:rsid="00067e84" style:font-name-asian="Symbol" style:font-name-complex="Symbol"/>
    </style:style>
    <style:style style:name="T23" style:family="text">
      <style:text-properties officeooo:rsid="00067e84" style:font-name-asian="Symbol" style:font-name-complex="Times New Roman"/>
    </style:style>
    <style:style style:name="T24" style:family="text">
      <style:text-properties style:font-name-asian="Symbol1"/>
    </style:style>
    <style:style style:name="T25" style:family="text">
      <style:text-properties style:font-name-asian="Symbol1" style:font-name-complex="Times New Roman"/>
    </style:style>
    <style:style style:name="T26" style:family="text">
      <style:text-properties officeooo:rsid="00113f11" style:font-name-asian="Symbol1" style:font-name-complex="Times New Roman"/>
    </style:style>
    <style:style style:name="T27" style:family="text">
      <style:text-properties officeooo:rsid="00133909" style:font-name-asian="Symbol1" style:font-name-complex="Times New Roman"/>
    </style:style>
    <style:style style:name="T28" style:family="text">
      <style:text-properties officeooo:rsid="004cbec5" style:font-name-asian="Symbol1" style:font-name-complex="Times New Roman"/>
    </style:style>
    <style:style style:name="T29" style:family="text">
      <style:text-properties style:font-name-asian="Symbol1" style:font-name-complex="Symbol1"/>
    </style:style>
    <style:style style:name="T30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1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2" style:family="text">
      <style:text-properties style:use-window-font-color="true" style:text-position="0% 100%" style:font-name="Times New Roman" fo:language="uk" fo:country="UA" officeooo:rsid="00519acb" style:font-name-asian="Symbol1" style:font-name-complex="Times New Roman" style:language-complex="ar" style:country-complex="SA"/>
    </style:style>
    <style:style style:name="T33" style:family="text">
      <style:text-properties style:use-window-font-color="true" style:text-position="0% 100%" style:font-name="Times New Roman" fo:language="uk" fo:country="UA" officeooo:rsid="0051592c" style:font-name-asian="Symbol1" style:font-name-complex="Times New Roman" style:language-complex="ar" style:country-complex="SA"/>
    </style:style>
    <style:style style:name="T34" style:family="text">
      <style:text-properties style:use-window-font-color="true" style:text-position="0% 100%" style:font-name-asian="Symbol1"/>
    </style:style>
    <style:style style:name="T35" style:family="text">
      <style:text-properties style:use-window-font-color="true" style:text-position="0% 100%" officeooo:rsid="0019ccc0" style:font-name-asian="Symbol1" style:font-name-complex="Times New Roman"/>
    </style:style>
    <style:style style:name="T36" style:family="text">
      <style:text-properties style:use-window-font-color="true" style:text-position="0% 100%" officeooo:rsid="001bb99b" style:font-name-asian="Symbol1" style:font-name-complex="Times New Roman"/>
    </style:style>
    <style:style style:name="T37" style:family="text">
      <style:text-properties style:use-window-font-color="true" style:text-position="0% 100%" officeooo:rsid="001d1f55" style:font-name-asian="Symbol1" style:font-name-complex="Times New Roman"/>
    </style:style>
    <style:style style:name="T38" style:family="text">
      <style:text-properties style:use-window-font-color="true" style:text-position="0% 100%" officeooo:rsid="001e28a3" style:font-name-asian="Symbol1" style:font-name-complex="Times New Roman"/>
    </style:style>
    <style:style style:name="T39" style:family="text">
      <style:text-properties style:use-window-font-color="true" style:text-position="0% 100%" officeooo:rsid="001f6207" style:font-name-asian="Symbol1" style:font-name-complex="Times New Roman"/>
    </style:style>
    <style:style style:name="T40" style:family="text">
      <style:text-properties style:use-window-font-color="true" style:text-position="0% 100%" officeooo:rsid="00209f49" style:font-name-asian="Symbol1" style:font-name-complex="Times New Roman"/>
    </style:style>
    <style:style style:name="T41" style:family="text">
      <style:text-properties style:use-window-font-color="true" style:text-position="0% 100%" officeooo:rsid="00213a04" style:font-name-asian="Symbol1" style:font-name-complex="Times New Roman"/>
    </style:style>
    <style:style style:name="T42" style:family="text">
      <style:text-properties style:use-window-font-color="true" style:text-position="0% 100%" officeooo:rsid="0021d54f" style:font-name-asian="Symbol1" style:font-name-complex="Times New Roman"/>
    </style:style>
    <style:style style:name="T43" style:family="text">
      <style:text-properties style:use-window-font-color="true" style:text-position="0% 100%" officeooo:rsid="0051592c" style:font-name-asian="Symbol1" style:font-name-complex="Times New Roman"/>
    </style:style>
    <style:style style:name="T44" style:family="text">
      <style:text-properties style:use-window-font-color="true" style:text-position="0% 100%" officeooo:rsid="001bb99b" style:font-name-asian="Symbol1"/>
    </style:style>
    <style:style style:name="T45" style:family="text">
      <style:text-properties style:use-window-font-color="true" style:text-position="0% 100%" officeooo:rsid="00152ee4" style:font-name-asian="Symbol1"/>
    </style:style>
    <style:style style:name="T46" style:family="text">
      <style:text-properties style:use-window-font-color="true" style:text-position="0% 100%" officeooo:rsid="0015a3a6" style:font-name-asian="Symbol1"/>
    </style:style>
    <style:style style:name="T47" style:family="text">
      <style:text-properties style:use-window-font-color="true" style:text-position="0% 100%" officeooo:rsid="001bb99b" style:font-name-asian="Symbol" style:font-name-complex="Symbol"/>
    </style:style>
    <style:style style:name="T48" style:family="text">
      <style:text-properties style:use-window-font-color="true" style:text-position="0% 100%" officeooo:rsid="001d1f55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officeooo:rsid="001f6207" style:font-name-asian="Calibri" style:font-name-complex="Times New Roman"/>
    </style:style>
    <style:style style:name="T51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6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51592c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68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69" style:family="text">
      <style:text-properties style:use-window-font-color="true" style:text-position="0% 100%" style:font-name-asian="Times New Roman1" style:font-name-complex="Times New Roman1"/>
    </style:style>
    <style:style style:name="T70" style:family="text">
      <style:text-properties style:use-window-font-color="true" style:text-position="0% 100%" officeooo:rsid="00226033" style:font-name-asian="Times New Roman1" style:font-name-complex="Times New Roman1"/>
    </style:style>
    <style:style style:name="T71" style:family="text">
      <style:text-properties style:use-window-font-color="true" style:text-position="0% 100%" officeooo:rsid="0023fb3a" style:font-name-asian="Times New Roman1" style:font-name-complex="Times New Roman1"/>
    </style:style>
    <style:style style:name="T72" style:family="text">
      <style:text-properties style:use-window-font-color="true" style:text-position="0% 100%" officeooo:rsid="00259524" style:font-name-asian="Times New Roman1" style:font-name-complex="Times New Roman1"/>
    </style:style>
    <style:style style:name="T73" style:family="text">
      <style:text-properties style:use-window-font-color="true" style:text-position="sub 58%" officeooo:rsid="001bb99b" style:font-name-asian="Symbol1" style:font-name-complex="Times New Roman"/>
    </style:style>
    <style:style style:name="T74" style:family="text">
      <style:text-properties style:use-window-font-color="true" style:text-position="sub 58%" officeooo:rsid="001d1f55" style:font-name-asian="Symbol1" style:font-name-complex="Times New Roman"/>
    </style:style>
    <style:style style:name="T75" style:family="text">
      <style:text-properties style:use-window-font-color="true" style:text-position="sub 58%" officeooo:rsid="001f6207" style:font-name-asian="Symbol1" style:font-name-complex="Times New Roman"/>
    </style:style>
    <style:style style:name="T76" style:family="text">
      <style:text-properties style:use-window-font-color="true" style:text-position="sub 58%" officeooo:rsid="001bb99b" style:font-name-asian="Symbol1"/>
    </style:style>
    <style:style style:name="T77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per 58%" officeooo:rsid="001d1f55" style:font-name-asian="Symbol1" style:font-name-complex="Times New Roman"/>
    </style:style>
    <style:style style:name="T81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83" style:family="text">
      <style:text-properties style:use-window-font-color="true" officeooo:rsid="00113f11" style:font-name-asian="Calibri" style:font-name-complex="Times New Roman"/>
    </style:style>
    <style:style style:name="T84" style:family="text">
      <style:text-properties style:use-window-font-color="true" officeooo:rsid="0051592c" style:font-name-asian="Calibri" style:font-name-complex="Times New Roman"/>
    </style:style>
    <style:style style:name="T85" style:family="text">
      <style:text-properties style:use-window-font-color="true" style:font-name="Times New Roman" fo:language="uk" fo:country="UA" officeooo:rsid="0044262f" style:font-name-asian="Calibri" style:font-name-complex="Times New Roman" style:language-complex="ar" style:country-complex="SA"/>
    </style:style>
    <style:style style:name="T86" style:family="text">
      <style:text-properties fo:font-variant="normal" fo:text-transform="none" fo:letter-spacing="normal" fo:font-style="normal" fo:font-weight="normal" loext:padding="0in" loext:border="none"/>
    </style:style>
    <style:style style:name="T87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9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1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2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51592c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51592c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51592c" style:font-name-asian="Symbol1" style:font-name-complex="Times New Roman" loext:padding="0in" loext:border="none"/>
    </style:style>
    <style:style style:name="T100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1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2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3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4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53d662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51592c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Symbol1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17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18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19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0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1" style:family="text">
      <style:text-properties style:font-name-complex="Times New Roman"/>
    </style:style>
    <style:style style:name="T122" style:family="text">
      <style:text-properties officeooo:rsid="000d5c2d" style:font-name-complex="Times New Roman"/>
    </style:style>
    <style:style style:name="T123" style:family="text">
      <style:text-properties officeooo:rsid="00020fd0" style:font-name-complex="Times New Roman"/>
    </style:style>
    <style:style style:name="T124" style:family="text">
      <style:text-properties officeooo:rsid="00067e84" style:font-name-complex="Times New Roman"/>
    </style:style>
    <style:style style:name="T125" style:family="text">
      <style:text-properties officeooo:rsid="003bbb3c" style:font-name-complex="Times New Roman"/>
    </style:style>
    <style:style style:name="T126" style:family="text">
      <style:text-properties officeooo:rsid="003d8ecc" style:font-name-complex="Times New Roman"/>
    </style:style>
    <style:style style:name="T127" style:family="text">
      <style:text-properties officeooo:rsid="00340d8c" style:font-name-complex="Times New Roman"/>
    </style:style>
    <style:style style:name="T128" style:family="text">
      <style:text-properties officeooo:rsid="0003347c" style:font-name-asian="Symbola" style:font-name-complex="Symbola"/>
    </style:style>
    <style:style style:name="T129" style:family="text">
      <style:text-properties officeooo:rsid="0004d113" style:font-name-asian="Symbola" style:font-name-complex="Symbola"/>
    </style:style>
    <style:style style:name="T130" style:family="text">
      <style:text-properties officeooo:rsid="00067e84" style:font-name-asian="Symbola" style:font-name-complex="Symbola"/>
    </style:style>
    <style:style style:name="T131" style:family="text">
      <style:text-properties officeooo:rsid="0006f533" style:font-name-asian="Symbola" style:font-name-complex="Symbola"/>
    </style:style>
    <style:style style:name="T132" style:family="text">
      <style:text-properties officeooo:rsid="0006f533" style:font-name-asian="Times New Roman1" style:font-name-complex="Times New Roman1"/>
    </style:style>
    <style:style style:name="T133" style:family="text">
      <style:text-properties style:text-line-through-style="none" style:text-line-through-type="none"/>
    </style:style>
    <style:style style:name="T134" style:family="text">
      <style:text-properties style:text-line-through-style="none" style:text-line-through-type="none" style:font-name-complex="Times New Roman"/>
    </style:style>
    <style:style style:name="T135" style:family="text">
      <style:text-properties style:text-line-through-style="none" style:text-line-through-type="none" style:font-name-asian="Symbol" style:font-name-complex="Symbol"/>
    </style:style>
    <style:style style:name="T136" style:family="text">
      <style:text-properties officeooo:rsid="002d1800"/>
    </style:style>
    <style:style style:name="T137" style:family="text">
      <style:text-properties officeooo:rsid="0046bfdc"/>
    </style:style>
    <style:style style:name="T138" style:family="text">
      <style:text-properties style:font-name="Times New Roman" fo:language="uk" fo:country="UA" style:font-name-complex="Times New Roman" style:language-complex="ar" style:country-complex="SA"/>
    </style:style>
    <style:style style:name="T139" style:family="text">
      <style:text-properties officeooo:rsid="003c096d"/>
    </style:style>
    <style:style style:name="T140" style:family="text">
      <style:text-properties officeooo:rsid="0051592c"/>
    </style:style>
    <style:style style:name="T141" style:family="text">
      <style:text-properties officeooo:rsid="00525d2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Варіант №<text:span text:style-name="T141">37</text:span></text:p>
      <text:p text:style-name="P7"/>
      <text:p text:style-name="P7">1). Які з наведених співвідношень є <text:span text:style-name="T136">не</text:span>правильними?</text:p>
      <text:list xml:id="list3420374447" text:style-name="L1">
        <text:list-item>
          <text:p text:style-name="P52">|{{⊘}}| = 2;</text:p>
        </text:list-item>
        <text:list-item>
          <text:p text:style-name="P53"><text:span text:style-name="T133">1</text:span><text:span text:style-name="T135">⊆</text:span><text:span text:style-name="T133">{1, {2}}</text:span>; </text:p>
        </text:list-item>
        <text:list-item>
          <text:p text:style-name="P53">{<text:span text:style-name="T19">⊘</text:span>}<text:span text:style-name="T19">∈</text:span>{1, {2}};</text:p>
        </text:list-item>
        <text:list-item>
          <text:p text:style-name="P54">{1, 2, 3} = {1, 3, 2}; <text:s/></text:p>
        </text:list-item>
        <text:list-item>
          <text:p text:style-name="P55"><text:span text:style-name="T121">{2}</text:span><text:span text:style-name="T19">∈</text:span><text:span text:style-name="T121">{1, {2}}; <text:s/></text:span></text:p>
        </text:list-item>
        <text:list-item>
          <text:p text:style-name="P56"><text:span text:style-name="T19">⊘∈</text:span><text:span text:style-name="T121">{1, {2}};</text:span></text:p>
        </text:list-item>
        <text:list-item>
          <text:p text:style-name="P55"><text:span text:style-name="T121">{1}</text:span><text:span text:style-name="T19">∈</text:span><text:span text:style-name="T121">{1, {2}}; <text:s/></text:span></text:p>
        </text:list-item>
        <text:list-item>
          <text:p text:style-name="P56"><text:span text:style-name="T128">⊘</text:span><text:span text:style-name="T19">⊆</text:span><text:span text:style-name="T121">{1, {2}}; <text:s/></text:span></text:p>
        </text:list-item>
        <text:list-item>
          <text:p text:style-name="P55"><text:span text:style-name="T121">{1}</text:span><text:span text:style-name="T19">⊆</text:span><text:span text:style-name="T121">{1, {2}}; <text:s/></text:span></text:p>
        </text:list-item>
        <text:list-item>
          <text:p text:style-name="P55"><text:span text:style-name="T134">{{2}}</text:span><text:span text:style-name="T135">⊆</text:span><text:span text:style-name="T134">{1, {2}};</text:span><text:span text:style-name="T121"> <text:s/></text:span></text:p>
        </text:list-item>
        <text:list-item>
          <text:p text:style-name="P56"><text:span text:style-name="T121">{1, {2}}</text:span><text:span text:style-name="T122">=</text:span><text:span text:style-name="T121">{</text:span><text:span text:style-name="T19">⊘</text:span><text:span text:style-name="T121">, 1, {2}};</text:span></text:p>
        </text:list-item>
        <text:list-item>
          <text:p text:style-name="P56"><text:span text:style-name="T121">{</text:span><text:span text:style-name="T19">⊘</text:span><text:span text:style-name="T121">}</text:span><text:span text:style-name="T19">⊆</text:span><text:span text:style-name="T121">{1, {2}}; <text:s/></text:span></text:p>
          <text:p text:style-name="P58"/>
        </text:list-item>
      </text:list>
      <text:p text:style-name="P19"><text:span text:style-name="T121">2). Для заданої множини A = {</text:span><text:span text:style-name="T19">⊘</text:span><text:span text:style-name="T121">, {</text:span><text:span text:style-name="T125">e</text:span><text:span text:style-name="T121">, </text:span><text:span text:style-name="T125">g</text:span><text:span text:style-name="T121">}} побудувати булеан </text:span><text:span text:style-name="T20">β</text:span><text:span text:style-name="T121">(A) множини A.</text:span></text:p>
      <text:p text:style-name="P8"/>
      <text:p text:style-name="P20"><text:span text:style-name="T121">3). Нехай A={1, 3, </text:span><text:span text:style-name="T126">4</text:span><text:span text:style-name="T121">, </text:span><text:span text:style-name="T126">7</text:span><text:span text:style-name="T121">}, B={</text:span><text:span text:style-name="T126">1</text:span><text:span text:style-name="T121">, </text:span><text:span text:style-name="T126">4</text:span><text:span text:style-name="T121">, </text:span><text:span text:style-name="T126">8</text:span><text:span text:style-name="T121">}. Знайти A</text:span><text:span text:style-name="T129">⋂</text:span><text:span text:style-name="T121">B, A</text:span><text:span text:style-name="T129">⋃</text:span><text:span text:style-name="T121">B, В\А, A\B, A</text:span><text:span text:style-name="T129">∇</text:span><text:span text:style-name="T121">B, де </text:span><text:span text:style-name="T19">∇</text:span><text:span text:style-name="T121"> - симетрична різниця.</text:span></text:p>
      <text:p text:style-name="P6"/>
      <text:p text:style-name="P19"><text:span text:style-name="T121">4) Довести, що </text:span><text:span text:style-name="T19">β</text:span><text:span text:style-name="T121">(A</text:span><text:span text:style-name="T19">⋂</text:span><text:span text:style-name="T121">C) = </text:span><text:span text:style-name="T19">β</text:span><text:span text:style-name="T121">(A) </text:span><text:span text:style-name="T19">⋂</text:span><text:span text:style-name="T121"> </text:span><text:span text:style-name="T19">β</text:span><text:span text:style-name="T121">(C), де </text:span><text:span text:style-name="T19">β</text:span><text:span text:style-name="T121">(X) - булеан множини X.</text:span></text:p>
      <text:p text:style-name="P6"/>
      <text:p text:style-name="P6">5). Довести наведені нижче рівності шляхом тотожних перетворень:</text:p>
      <text:p text:style-name="P21"><text:span text:style-name="T121">(а) A </text:span><text:span text:style-name="T19">⋂ </text:span><text:span text:style-name="T121">(А </text:span><text:span text:style-name="T19">⋃ </text:span><text:span text:style-name="T121">В) = А; <text:s/></text:span></text:p>
      <text:p text:style-name="P57"><text:span text:style-name="T124">(</text:span><text:span text:style-name="T127">б</text:span><text:span text:style-name="T124">) <text:s/>(A </text:span><text:span text:style-name="T22">⋂</text:span><text:span text:style-name="T124"> B) ⋃ (А </text:span><text:span text:style-name="T22">⋂ </text:span><text:span text:style-name="T130">⎺</text:span><text:span text:style-name="T124">В) ⋃ (</text:span><text:span text:style-name="T22">⎺</text:span><text:span text:style-name="T124">A </text:span><text:span text:style-name="T22">⋂</text:span><text:span text:style-name="T124"> B) = A </text:span><text:span text:style-name="T23">⋃</text:span><text:span text:style-name="T124"> B, </text:span><text:span text:style-name="T123">де </text:span><text:span text:style-name="T21">⎺Х</text:span><text:span text:style-name="T123"> — </text:span><text:span text:style-name="T124">операція доповнення множини Х.</text:span></text:p>
      <text:p text:style-name="P6"/>
      <text:p text:style-name="P22"><text:span text:style-name="T121">6). Довести, що не можна виразити операцію \ через операції ⋃ та </text:span><text:span text:style-name="T19">⋂</text:span><text:span text:style-name="T121">.</text:span></text:p>
      <text:p text:style-name="P6"/>
      <text:p text:style-name="P9">7). Нехай на множині М = {1, 2, 3, 4} задані відношення:</text:p>
      <text:p text:style-name="P23"><text:span text:style-name="T121">R</text:span><text:span text:style-name="T3">1 </text:span><text:span text:style-name="T121">= {(1, 2), (1, 3), (2, 3), (2, 4), (4, 1), (4, 3)};</text:span></text:p>
      <text:p text:style-name="P23"><text:span text:style-name="T121">R</text:span><text:span text:style-name="T4">2</text:span><text:span text:style-name="T121"> = {(1,2), (1,3), (1,4), (2,1), (3,1), (3, 3), (4, 1)}; </text:span></text:p>
      <text:p text:style-name="P24"><text:span text:style-name="T121">R</text:span><text:span text:style-name="T4">3</text:span><text:span text:style-name="T121">={(1,1), (2,2), (3,3), (4,4), (2,3), (2,4), (3,1), (4,1)}; </text:span></text:p>
      <text:p text:style-name="P24"><text:span text:style-name="T121">R</text:span><text:span text:style-name="T3">4</text:span><text:span text:style-name="T121"> = {(1, 1), (2, 2), (3, 3), (4, 4), (1, 3), (2, 4), (3, 1), (4, 2)}; </text:span></text:p>
      <text:p text:style-name="P19"><text:span text:style-name="T121">R</text:span><text:span text:style-name="T3">5</text:span><text:span text:style-name="T121"> = {(1, 1), (1, 2), (1, 4), (2, 2), (2, 4), (3, 3), (3, 4), (4, 2), (4, 3), (4, 4)}.</text:span></text:p>
      <text:p text:style-name="P10">Визначити, які з цих відношень: </text:p>
      <text:p text:style-name="P10">(а) рефлексивні; (б) антирефлексивні; (в) не рефлексивні; </text:p>
      <text:p text:style-name="P6">(г) симетричні; (д) антисиметричні; (е) не симетричні; (є) транзитивні.</text:p>
      <text:p text:style-name="P6"/>
      <text:p text:style-name="P19"><text:span text:style-name="T121">8). Довести, що (A\B)</text:span><text:span text:style-name="T131">⨯</text:span><text:span text:style-name="T121">С=(A</text:span><text:span text:style-name="T19">⨯</text:span><text:span text:style-name="T121">С)\(B</text:span><text:span text:style-name="T19">⨯</text:span><text:span text:style-name="T121">С).</text:span></text:p>
      <text:p text:style-name="P11"/>
      <text:p text:style-name="P25"><text:span text:style-name="T121">9). Для відношень R</text:span><text:span text:style-name="T3">1</text:span><text:span text:style-name="T121"> і R</text:span><text:span text:style-name="T3">2</text:span><text:span text:style-name="T121"> таких, що R</text:span><text:span text:style-name="T3">1</text:span><text:span text:style-name="T19">⊆</text:span><text:span text:style-name="T121">R</text:span><text:span text:style-name="T3">2</text:span><text:span text:style-name="T121"> довести, що R</text:span><text:span text:style-name="T3">1</text:span><text:span text:style-name="T17">○</text:span><text:span text:style-name="T121">Q </text:span><text:span text:style-name="T19">⊆</text:span><text:span text:style-name="T121"> R</text:span><text:span text:style-name="T3">2</text:span><text:span text:style-name="T19">○</text:span><text:span text:style-name="T121">Q, де Q – довільне відношення.</text:span></text:p>
      <text:p text:style-name="P6"/>
      <text:p text:style-name="P19"><text:span text:style-name="T121">10). Довести, що композиція R</text:span><text:span text:style-name="T3">1</text:span><text:span text:style-name="T19">○</text:span><text:span text:style-name="T121">R</text:span><text:span text:style-name="T3">2</text:span><text:span text:style-name="T121"> симетричних відношень R</text:span><text:span text:style-name="T3">1</text:span><text:span text:style-name="T121"> і R</text:span><text:span text:style-name="T3">2</text:span><text:span text:style-name="T121"> буде симетричним відношенням тоді і тільки тоді, коли R</text:span><text:span text:style-name="T3">1</text:span><text:span text:style-name="T19">○</text:span><text:span text:style-name="T121">R</text:span><text:span text:style-name="T3">2</text:span><text:span text:style-name="T121"> = R</text:span><text:span text:style-name="T3">2</text:span><text:span text:style-name="T19">○</text:span><text:span text:style-name="T121">R</text:span><text:span text:style-name="T3">1</text:span><text:span text:style-name="T121">.</text:span></text:p>
      <text:p text:style-name="P6"/>
      <text:p text:style-name="P26"><text:span text:style-name="T121">11). </text:span><text:span text:style-name="T37">В</text:span><text:span text:style-name="T38">ід</text:span><text:span text:style-name="T37">ношення R</text:span><text:span text:style-name="T80">+</text:span><text:span text:style-name="T37"> назива</text:span><text:span text:style-name="T38">є</text:span><text:span text:style-name="T37">ться транзитивн</text:span><text:span text:style-name="T38">и</text:span><text:span text:style-name="T37">м зам</text:span><text:span text:style-name="T38">и</text:span><text:span text:style-name="T37">кан</text:span><text:span text:style-name="T38">н</text:span><text:span text:style-name="T37">ям в</text:span><text:span text:style-name="T38">ід</text:span><text:span text:style-name="T37">ношення </text:span><text:span text:style-name="T38">R</text:span><text:span text:style-name="T37"> на М, якщо </text:span><text:span text:style-name="T38">a</text:span><text:span text:style-name="T37">R</text:span><text:span text:style-name="T80">+</text:span><text:span text:style-name="T38">b</text:span><text:span text:style-name="T37">, </text:span><text:span text:style-name="T38">де </text:span><text:span text:style-name="T37">а, </text:span><text:span text:style-name="T38">b</text:span><text:span text:style-name="T37"> </text:span><text:span text:style-name="T48">∈</text:span><text:span text:style-name="T37">М, тод</text:span><text:span text:style-name="T38">і</text:span><text:span text:style-name="T37"> й т</text:span><text:span text:style-name="T38">іл</text:span><text:span text:style-name="T37">ьки тод</text:span><text:span text:style-name="T38">і</text:span><text:span text:style-name="T37">, коли у множи</text:span><text:span text:style-name="T38">ні</text:span><text:span text:style-name="T37"> М </text:span><text:span text:style-name="T38">існ</text:span><text:span text:style-name="T37">у</text:span><text:span text:style-name="T38">є</text:span><text:span text:style-name="T37"> така посл</text:span><text:span text:style-name="T39">ід</text:span><text:span text:style-name="T37">ов</text:span><text:span text:style-name="T39">ні</text:span><text:span text:style-name="T37">сть елемен</text:span><text:span text:style-name="T39">ті</text:span><text:span text:style-name="T37">в а</text:span><text:span text:style-name="T75">1</text:span><text:span text:style-name="T37">, а</text:span><text:span text:style-name="T74">2</text:span><text:span text:style-name="T37">, ..., а</text:span><text:span text:style-name="T75">k</text:span><text:span text:style-name="T37">, що а</text:span><text:span text:style-name="T75">1</text:span><text:span text:style-name="T37"> = а, а</text:span><text:span text:style-name="T75">k</text:span><text:span text:style-name="T37"> = </text:span><text:span text:style-name="T50">b</text:span><text:span text:style-name="T37"> </text:span><text:span text:style-name="T39">і</text:span><text:span text:style-name="T37"> а</text:span><text:span text:style-name="T75">1</text:span><text:span text:style-name="T37">Rа</text:span><text:span text:style-name="T74">2</text:span><text:span text:style-name="T37">, а</text:span><text:span text:style-name="T75">2</text:span><text:span text:style-name="T37">Rа</text:span><text:span text:style-name="T75">3</text:span><text:span text:style-name="T37">, ..., а</text:span><text:span text:style-name="T75">k-1</text:span><text:span text:style-name="T37">Rа</text:span><text:span text:style-name="T75">k</text:span><text:span text:style-name="T39">. </text:span><text:span text:style-name="T37">Довести, що в</text:span><text:span text:style-name="T39">ід</text:span><text:span text:style-name="T37">ношення R транзитивне тод</text:span><text:span text:style-name="T39">і</text:span><text:span text:style-name="T37"> й т</text:span><text:span text:style-name="T39">іл</text:span><text:span text:style-name="T37">ьки тод</text:span><text:span text:style-name="T39">і</text:span><text:span text:style-name="T37">, коли R</text:span><text:span text:style-name="T80">+</text:span><text:span text:style-name="T37"> = R.</text:span></text:p>
      <text:p text:style-name="P12"/>
      <text:p text:style-name="P27"><text:span text:style-name="T121">12). Довести, якщо f</text:span><text:span text:style-name="T19">⊆</text:span><text:span text:style-name="T121">А</text:span><text:span text:style-name="T19">⨯</text:span><text:span text:style-name="T121">В і g</text:span><text:span text:style-name="T19">⊆</text:span><text:span text:style-name="T121">B</text:span><text:span text:style-name="T19">⨯</text:span><text:span text:style-name="T121">C - всюди визначені відношення, то f</text:span><text:span text:style-name="T19">○</text:span><text:span text:style-name="T121">g</text:span><text:span text:style-name="T19">⊆</text:span><text:span text:style-name="T121">А</text:span><text:span text:style-name="T19">⨯</text:span><text:span text:style-name="T121">C - всюди визначене.</text:span></text:p>
      <text:p text:style-name="P6"/>
      <text:p text:style-name="P28"><text:soft-page-break/><text:span text:style-name="T121">13). Довести, що відношення f</text:span><text:span text:style-name="T19">⊆</text:span><text:span text:style-name="T121">А</text:span><text:span text:style-name="T19">⨯</text:span><text:span text:style-name="T121">В є сюр’єктивним відношенням тоді й тільки тоді, коли і</text:span><text:span text:style-name="T3">В</text:span><text:span text:style-name="T19">⊆</text:span><text:span text:style-name="T121">f</text:span><text:span text:style-name="T6">-1</text:span><text:span text:style-name="T19">○</text:span><text:span text:style-name="T121">f.</text:span></text:p>
      <text:p text:style-name="P6"/>
      <text:p text:style-name="P13">14). Нехай задані множини A = {a, b, c, d, e} і B = {1, 2, 3, 4, 5} та відношення між ними:</text:p>
      <text:p text:style-name="P13">C1 = {(a, 3), (b, 2), (c, 3), (e, 3)}, <text:s text:c="3"/></text:p>
      <text:p text:style-name="P13">C<text:span text:style-name="T137">2</text:span> = {(a, 2), (a, 3), (b, 1), (c, 4), (c, 5), (d, 1), (e, 2), (e, 4)}, <text:s text:c="3"/></text:p>
      <text:p text:style-name="P13">C<text:span text:style-name="T137">3</text:span> = {(a, 2), (a, 5), (b, 1), (b, 5), (c, 2), (d, 3), (d, 5)}, </text:p>
      <text:p text:style-name="P13">C4 = {(a, 4), (b, 3), (c, 5), (d, 2), (e, 1)}, </text:p>
      <text:p text:style-name="P13">C5 = {(a, 2), (b, 3), (c, 4), (d, 1), (e, 5)}. </text:p>
      <text:p text:style-name="P13">Визначити, які з цих відношень: </text:p>
      <text:p text:style-name="P13">(а) функціональні; (б) всюди визначені; (в) сюр’єктивні; (г) ін’єктивні; (д) бієктивні.</text:p>
      <text:p text:style-name="P13"/>
      <text:p text:style-name="P14">15). <text:span text:style-name="T70">Довести, що для дов</text:span><text:span text:style-name="T71">іл</text:span><text:span text:style-name="T70">ьного в</text:span><text:span text:style-name="T71">ід</text:span><text:span text:style-name="T70">ношення екв</text:span><text:span text:style-name="T71">і</text:span><text:span text:style-name="T70">валентнос</text:span><text:span text:style-name="T71">ті</text:span><text:span text:style-name="T70"> </text:span><text:span text:style-name="T44">R</text:span><text:span text:style-name="T70"> наведе</text:span><text:span text:style-name="T71">ні</text:span><text:span text:style-name="T70"> твердження р</text:span><text:span text:style-name="T71">і</text:span><text:span text:style-name="T70">вносиль</text:span><text:span text:style-name="T71">ні</text:span><text:span text:style-name="T70">:</text:span></text:p>
      <text:p text:style-name="P15"><text:span text:style-name="T69">(а) (х, у)</text:span><text:span text:style-name="T72">∈</text:span><text:span text:style-name="T44">R; </text:span><text:span text:style-name="T34">(б)</text:span><text:span text:style-name="T44"> [x]</text:span><text:span text:style-name="T76">R</text:span><text:span text:style-name="T44"> </text:span><text:span text:style-name="T47">⋂</text:span><text:span text:style-name="T44"> [y]</text:span><text:span text:style-name="T76">R</text:span><text:span text:style-name="T44"> </text:span><text:span text:style-name="T70">≠</text:span><text:span text:style-name="T44"> </text:span><text:span text:style-name="T47">⊘</text:span><text:span text:style-name="T44">; </text:span><text:span text:style-name="T34">(в) </text:span><text:span text:style-name="T44">[x]</text:span><text:span text:style-name="T76">R</text:span><text:span text:style-name="T44"> = [y]</text:span><text:span text:style-name="T76">R</text:span><text:span text:style-name="T44">.</text:span></text:p>
      <text:p text:style-name="P6"/>
      <text:p text:style-name="P16">16). На множині А = {a, b, c, d} визначити частковий порядок з <text:span text:style-name="T139">одним</text:span> мінімальним і двома максимальним<text:span text:style-name="T139">и</text:span> елементами.</text:p>
      <text:p text:style-name="P6"/>
      <text:p text:style-name="P16">17). Побудувати частково впорядковану множину з 1 мінімальним, але без найменшого елемента.</text:p>
      <text:p text:style-name="P6"/>
      <text:p text:style-name="P46"><text:span text:style-name="T121">18). Нехай R і Q – часткові порядки на множині А. Довести, що R</text:span><text:span text:style-name="T19">⋂</text:span><text:span text:style-name="T121">Q - частковий порядок на А.</text:span></text:p>
      <text:p text:style-name="P17"/>
      <text:p text:style-name="P17">19). Побудувати відношення лінійного порядку на множині N<text:span text:style-name="T5">2</text:span>, де N – множина натуральних чисел.</text:p>
      <text:p text:style-name="P17"/>
      <text:p text:style-name="P17">20). Яка потужність множини ірраціональних чисел? (Відповідь обґрунтувати).</text:p>
      <text:p text:style-name="P17"/>
      <text:p text:style-name="P17">21). Побудувати взаємно-однозначну відповідність між точками довільного відрізку i прямої.</text:p>
      <text:p text:style-name="P17"/>
      <text:p text:style-name="P17">22). Побудувати бієкцію між множиною точок інтервалу (0, 1) і відрізку [0, 1].</text:p>
      <text:p text:style-name="P17"/>
      <text:p text:style-name="P29"><text:span text:style-name="T121">23). Нехай А – довільна множина, f: A</text:span><text:span text:style-name="T132">→</text:span><text:span text:style-name="T19">β</text:span><text:span text:style-name="T121">(A) - відображення. Довести, що f(A)</text:span><text:span text:style-name="T132">≠</text:span><text:span text:style-name="T19">β</text:span><text:span text:style-name="T121">(A) і |f(A)|&lt;|</text:span><text:span text:style-name="T19">β</text:span><text:span text:style-name="T121">(A)|.</text:span></text:p>
      <text:p text:style-name="P17"/>
      <text:p text:style-name="P17">24). Довести, що потужність множини всіх функцій дійсного аргументу більша за континуум.</text:p>
      <text:p text:style-name="P17"/>
      <text:p text:style-name="P17">25). <text:span text:style-name="T24">Знайти множини:</text:span></text:p>
      <text:p text:style-name="P29"><text:span text:style-name="T25">(а) {</text:span><text:span text:style-name="T29">⊘</text:span><text:span text:style-name="T25">} </text:span><text:span text:style-name="T29">⋂</text:span><text:span text:style-name="T25"> {</text:span><text:span text:style-name="T29">⊘</text:span><text:span text:style-name="T25">}; <text:s/></text:span></text:p>
      <text:p text:style-name="P29"><text:span text:style-name="T25">(б) {</text:span><text:span text:style-name="T29">⊘</text:span><text:span text:style-name="T25">, {</text:span><text:span text:style-name="T29">⊘</text:span><text:span text:style-name="T25">}} \ </text:span><text:span text:style-name="T29">⊘</text:span><text:span text:style-name="T25">; </text:span></text:p>
      <text:p text:style-name="P29"><text:span text:style-name="T25">(в) </text:span><text:span text:style-name="T29">⊘</text:span><text:span text:style-name="T25"> </text:span><text:span text:style-name="T29">⋂</text:span><text:span text:style-name="T25"> {</text:span><text:span text:style-name="T29">⊘</text:span><text:span text:style-name="T25">}; </text:span></text:p>
      <text:p text:style-name="P17"><text:span text:style-name="T24">(г) {</text:span><text:span text:style-name="T29">⊘</text:span><text:span text:style-name="T24">, {</text:span><text:span text:style-name="T29">⊘</text:span><text:span text:style-name="T24">}} \ {{</text:span><text:span text:style-name="T29">⊘</text:span><text:span text:style-name="T24">}}; </text:span></text:p>
      <text:p text:style-name="P17"><text:span text:style-name="T24">(д) </text:span><text:span text:style-name="T29">⊘</text:span><text:span text:style-name="T24">⋃{</text:span><text:span text:style-name="T29">⊘</text:span><text:span text:style-name="T24">}; </text:span></text:p>
      <text:p text:style-name="P17"><text:span text:style-name="T24">(е) {</text:span><text:span text:style-name="T29">⊘</text:span><text:span text:style-name="T24">, {</text:span><text:span text:style-name="T29">⊘</text:span><text:span text:style-name="T24">}} \ {</text:span><text:span text:style-name="T29">⊘</text:span><text:span text:style-name="T24">}.</text:span></text:p>
      <text:p text:style-name="P17"/>
      <text:p text:style-name="P17">26). <text:span text:style-name="T14">Нехай А = {а</text:span><text:span text:style-name="T1">1</text:span><text:span text:style-name="T14">, а</text:span><text:span text:style-name="T2">2</text:span><text:span text:style-name="T14">, ..., а</text:span><text:span text:style-name="T1">n</text:span><text:span text:style-name="T14">} — ск</text:span><text:span text:style-name="T15">ін</text:span><text:span text:style-name="T14">ченна множина, </text:span><text:span text:style-name="T15">що складається</text:span><text:span text:style-name="T14"> з </text:span><text:span text:style-name="T15">n </text:span><text:span text:style-name="T14">елемент</text:span><text:span text:style-name="T15">ів</text:span><text:span text:style-name="T14"> (|</text:span><text:span text:style-name="T15">А</text:span><text:span text:style-name="T14">| = </text:span><text:span text:style-name="T15">n</text:span><text:span text:style-name="T14">). </text:span><text:span text:style-name="T45">Довести,</text:span><text:span text:style-name="T14"> </text:span><text:span text:style-name="T15">що </text:span><text:span text:style-name="T14">к</text:span><text:span text:style-name="T15">іл</text:span><text:span text:style-name="T14">ь</text:span><text:span text:style-name="T15">кі</text:span><text:span text:style-name="T14">сть ус</text:span><text:span text:style-name="T15">і</text:span><text:span text:style-name="T14">х п</text:span><text:span text:style-name="T15">ід</text:span><text:span text:style-name="T14">множин множин</text:span><text:span text:style-name="T15">и А (її булеан </text:span><text:span text:style-name="T18">β</text:span><text:span text:style-name="T14">(A)</text:span><text:span text:style-name="T15">) </text:span><text:span text:style-name="T14">дор</text:span><text:span text:style-name="T15">і</text:span><text:span text:style-name="T14">вню</text:span><text:span text:style-name="T15">є</text:span><text:span text:style-name="T14"> 2</text:span><text:span text:style-name="T7">|</text:span><text:span text:style-name="T8">А</text:span><text:span text:style-name="T7">|</text:span><text:span text:style-name="T14">, тобто |</text:span><text:span text:style-name="T18">β</text:span><text:span text:style-name="T14">(A)|</text:span><text:span text:style-name="T15">=</text:span><text:span text:style-name="T14">2</text:span><text:span text:style-name="T7">|</text:span><text:span text:style-name="T8">А</text:span><text:span text:style-name="T7">|</text:span><text:span text:style-name="T14">.</text:span></text:p>
      <text:p text:style-name="P17"/>
      <text:p text:style-name="P17">27). <text:span text:style-name="T14">Встановити вза</text:span><text:span text:style-name="T16">є</text:span><text:span text:style-name="T14">мно-однозначну в</text:span><text:span text:style-name="T16">ід</text:span><text:span text:style-name="T14">пов</text:span><text:span text:style-name="T16">ід</text:span><text:span text:style-name="T14">н</text:span><text:span text:style-name="T16">іс</text:span><text:span text:style-name="T14">ть </text:span><text:span text:style-name="T16">мі</text:span><text:span text:style-name="T14">ж множиною натуральних чисел N </text:span><text:span text:style-name="T16">і</text:span><text:span text:style-name="T14"> множиною ц</text:span><text:span text:style-name="T46">іл</text:span><text:span text:style-name="T14">их чисел </text:span><text:span text:style-name="T16">Z.</text:span></text:p>
      <text:p text:style-name="P17"/>
      <text:p text:style-name="P43"><text:span text:style-name="T138">28). Довести, об’єднання </text:span><text:span text:style-name="T85">злічен</text:span><text:span text:style-name="T138">ної сукупності континуальних множин має потужність континуум.</text:span></text:p>
      <text:p text:style-name="P17"/>
      <text:p text:style-name="P29"><text:span text:style-name="T121">29). </text:span><text:span text:style-name="T9">Чи правиль</text:span><text:span text:style-name="T10">ні</text:span><text:span text:style-name="T9"> та</text:span><text:span text:style-name="T10">кі</text:span><text:span text:style-name="T9"> твердження (</text:span><text:span text:style-name="T12">в</text:span><text:span text:style-name="T9">ідповідь обґрунтувати):</text:span></text:p>
      <text:p text:style-name="P35">(а) якщо А = В, то А ~ В;</text:p>
      <text:p text:style-name="P35">(б) якщо А ~ В, то А = В.</text:p>
      <text:p text:style-name="P17"><text:soft-page-break/></text:p>
      <text:p text:style-name="P17">30). <text:span text:style-name="T86">Довести, що якщо A та B — зліченні, то A</text:span><text:span text:style-name="T89">⨯</text:span><text:span text:style-name="T86">B — зліченн</text:span><text:span text:style-name="T90">а </text:span><text:span text:style-name="T86">множин</text:span><text:span text:style-name="T90">а</text:span><text:span text:style-name="T86">.</text:span></text:p>
      <text:p text:style-name="P17"/>
      <text:p text:style-name="P29"><text:span text:style-name="T43">31) </text:span><text:span text:style-name="T37">Довести, що об’</text:span><text:span text:style-name="T41">є</text:span><text:span text:style-name="T37">днання </text:span><text:span text:style-name="T36">R</text:span><text:span text:style-name="T73">1</text:span><text:span text:style-name="T37">⋃</text:span><text:span text:style-name="T36">R</text:span><text:span text:style-name="T73">2</text:span><text:span text:style-name="T37"> двох еквівалентностей </text:span><text:span text:style-name="T36">R</text:span><text:span text:style-name="T73">1</text:span><text:span text:style-name="T37"> </text:span><text:span text:style-name="T49">і</text:span><text:span text:style-name="T37"> </text:span><text:span text:style-name="T36">R</text:span><text:span text:style-name="T73">2</text:span><text:span text:style-name="T37"> </text:span><text:span text:style-name="T40">є</text:span><text:span text:style-name="T37"> екв</text:span><text:span text:style-name="T40">і</text:span><text:span text:style-name="T37">валентн</text:span><text:span text:style-name="T40">і</text:span><text:span text:style-name="T37">стю тод</text:span><text:span text:style-name="T40">і</text:span><text:span text:style-name="T37"> й т</text:span><text:span text:style-name="T40">іл</text:span><text:span text:style-name="T37">ьки т</text:span><text:span text:style-name="T40">о</text:span><text:span text:style-name="T37">д</text:span><text:span text:style-name="T40">і</text:span><text:span text:style-name="T37">, коли </text:span><text:span text:style-name="T36">R</text:span><text:span text:style-name="T73">1</text:span><text:span text:style-name="T37">⋃</text:span><text:span text:style-name="T36">R</text:span><text:span text:style-name="T73">2</text:span><text:span text:style-name="T37"> = </text:span><text:span text:style-name="T36">R</text:span><text:span text:style-name="T73">1</text:span><text:span text:style-name="T37">○</text:span><text:span text:style-name="T36">R</text:span><text:span text:style-name="T73">2</text:span><text:span text:style-name="T37">.</text:span></text:p>
      <text:p text:style-name="P38"/>
      <text:p text:style-name="P29"><text:span text:style-name="T43">32) </text:span><text:span text:style-name="T37">Довести, що для дов</text:span><text:span text:style-name="T40">іл</text:span><text:span text:style-name="T37">ьного в</text:span><text:span text:style-name="T40">ід</text:span><text:span text:style-name="T37">ношення екв</text:span><text:span text:style-name="T40">і</text:span><text:span text:style-name="T37">валентнос</text:span><text:span text:style-name="T40">ті </text:span><text:span text:style-name="T36">R</text:span><text:span text:style-name="T37"> викону</text:span><text:span text:style-name="T40">є</text:span><text:span text:style-name="T37">ться р</text:span><text:span text:style-name="T40">і</text:span><text:span text:style-name="T37">вн</text:span><text:span text:style-name="T40">і</text:span><text:span text:style-name="T37">сть </text:span><text:span text:style-name="T36">R</text:span><text:span text:style-name="T47">○</text:span><text:span text:style-name="T36">R</text:span><text:span text:style-name="T37"> = </text:span><text:span text:style-name="T36">R</text:span><text:span text:style-name="T37">.</text:span></text:p>
      <text:p text:style-name="P38"/>
      <text:p text:style-name="P34"><text:span text:style-name="T66">33) </text:span><text:span text:style-name="T57">Довести, що компози</text:span><text:span text:style-name="T58">ці</text:span><text:span text:style-name="T57">я </text:span><text:span text:style-name="T56">R</text:span><text:span text:style-name="T77">1</text:span><text:span text:style-name="T57">○</text:span><text:span text:style-name="T56">R</text:span><text:span text:style-name="T77">2</text:span><text:span text:style-name="T57"> двох еквівалентностей </text:span><text:span text:style-name="T56">R</text:span><text:span text:style-name="T77">1</text:span><text:span text:style-name="T57"> </text:span><text:span text:style-name="T68">і</text:span><text:span text:style-name="T57"> </text:span><text:span text:style-name="T56">R</text:span><text:span text:style-name="T77">2</text:span><text:span text:style-name="T57"> </text:span><text:span text:style-name="T58">є</text:span><text:span text:style-name="T57"> екв</text:span><text:span text:style-name="T58">і</text:span><text:span text:style-name="T57">валент</text:span><text:span text:style-name="T58">ні</text:span><text:span text:style-name="T57">стю, якщо </text:span><text:span text:style-name="T56">R</text:span><text:span text:style-name="T77">1</text:span><text:span text:style-name="T57">○</text:span><text:span text:style-name="T56">R</text:span><text:span text:style-name="T77">2 </text:span><text:span text:style-name="T59">=</text:span><text:span text:style-name="T57"> </text:span><text:span text:style-name="T56">R</text:span><text:span text:style-name="T77">1</text:span><text:span text:style-name="T57">⋃</text:span><text:span text:style-name="T56">R</text:span><text:span text:style-name="T77">2</text:span><text:span text:style-name="T57">. </text:span><text:span text:style-name="T59">Чи вірне обернене твердження? (Відповідь обґрунтувати).</text:span></text:p>
      <text:p text:style-name="P39"/>
      <text:p text:style-name="P34"><text:span text:style-name="T66">34) </text:span><text:span text:style-name="T59">Довести, що композиція </text:span><text:span text:style-name="T56">R</text:span><text:span text:style-name="T77">1</text:span><text:span text:style-name="T67">○</text:span><text:span text:style-name="T56">R</text:span><text:span text:style-name="T77">2</text:span><text:span text:style-name="T59"> транзитивних відношень </text:span><text:span text:style-name="T56">R</text:span><text:span text:style-name="T77">1</text:span><text:span text:style-name="T57"> </text:span><text:span text:style-name="T68">і</text:span><text:span text:style-name="T57"> </text:span><text:span text:style-name="T56">R</text:span><text:span text:style-name="T77">2</text:span><text:span text:style-name="T57"> </text:span><text:span text:style-name="T58">є</text:span><text:span text:style-name="T59"> транзитивним відношенням, якщо </text:span><text:span text:style-name="T56">R</text:span><text:span text:style-name="T77">1</text:span><text:span text:style-name="T67">○</text:span><text:span text:style-name="T56">R</text:span><text:span text:style-name="T77">2</text:span><text:span text:style-name="T60"> = </text:span><text:span text:style-name="T56">R</text:span><text:span text:style-name="T78">2</text:span><text:span text:style-name="T67">○</text:span><text:span text:style-name="T56">R</text:span><text:span text:style-name="T78">1</text:span><text:span text:style-name="T59">. Чи вірне обернене твердження? (Відповідь обґрунтувати).</text:span></text:p>
      <text:p text:style-name="P39"/>
      <text:p text:style-name="P31"><text:span text:style-name="T43">35) </text:span><text:span text:style-name="T111">Встановити вза</text:span><text:span text:style-name="T104">є</text:span><text:span text:style-name="T111">мно-однозначну в</text:span><text:span text:style-name="T104">ід</text:span><text:span text:style-name="T111">пов</text:span><text:span text:style-name="T104">ідні</text:span><text:span text:style-name="T111">сть </text:span><text:span text:style-name="T104">мі</text:span><text:span text:style-name="T111">ж точками квадрата </text:span><text:span text:style-name="T104">[</text:span><text:span text:style-name="T111">а, </text:span><text:span text:style-name="T104">b]</text:span><text:span text:style-name="T116">⨯</text:span><text:span text:style-name="T104">[</text:span><text:span text:style-name="T111">а, </text:span><text:span text:style-name="T104">b]</text:span><text:span text:style-name="T111"> та площини.</text:span></text:p>
      <text:p text:style-name="P5"/>
      <text:p text:style-name="P31"><text:span text:style-name="T43">36) </text:span><text:span text:style-name="T37">Побудувати найменше в</text:span><text:span text:style-name="T41">ід</text:span><text:span text:style-name="T37">ношення еквівалентност</text:span><text:span text:style-name="T41">і</text:span><text:span text:style-name="T37"> </text:span><text:span text:style-name="T41">Q</text:span><text:span text:style-name="T37"> на множи</text:span><text:span text:style-name="T41">ні </text:span><text:span text:style-name="T37">М = {1, 2, 3}, що включа</text:span><text:span text:style-name="T42">є</text:span><text:span text:style-name="T37"> задане в</text:span><text:span text:style-name="T42">ід</text:span><text:span text:style-name="T37">ношення К = {(2, </text:span><text:span text:style-name="T42">1</text:span><text:span text:style-name="T37">), (3, </text:span><text:span text:style-name="T42">2</text:span><text:span text:style-name="T37">)}.</text:span></text:p>
      <text:p text:style-name="P38"/>
      <text:p text:style-name="P32"><text:span text:style-name="T66">37) </text:span><text:span text:style-name="T57">Нехай </text:span><text:span text:style-name="T56">R</text:span><text:span text:style-name="T57"> — транзитивне в</text:span><text:span text:style-name="T61">ід</text:span><text:span text:style-name="T57">ношення на множи</text:span><text:span text:style-name="T61">ні</text:span><text:span text:style-name="T57"> М. Довести, що </text:span><text:span text:style-name="T56">R</text:span><text:span text:style-name="T57"> </text:span><text:span text:style-name="T61">є</text:span><text:span text:style-name="T57"> частковим порядком на </text:span><text:span text:style-name="T61">М</text:span><text:span text:style-name="T57"> тод</text:span><text:span text:style-name="T61">і</text:span><text:span text:style-name="T57"> й </text:span><text:span text:style-name="T61">ті</text:span><text:span text:style-name="T57">льки тод</text:span><text:span text:style-name="T61">і</text:span><text:span text:style-name="T57">, коли </text:span><text:span text:style-name="T61">R</text:span><text:span text:style-name="T53">⋂</text:span><text:span text:style-name="T61">R</text:span><text:span text:style-name="T81">-1 </text:span><text:span text:style-name="T61">= i</text:span><text:span text:style-name="T79">A</text:span><text:span text:style-name="T61">.</text:span></text:p>
      <text:p text:style-name="P40"/>
      <text:p text:style-name="P32"><text:span text:style-name="T66">38) </text:span><text:span text:style-name="T61">Нехай </text:span><text:span text:style-name="T52">≤</text:span><text:span text:style-name="T61"> </text:span><text:span text:style-name="T62">i</text:span><text:span text:style-name="T61"> &lt; — традиц</text:span><text:span text:style-name="T62">ійні</text:span><text:span text:style-name="T61"> в</text:span><text:span text:style-name="T62">ід</text:span><text:span text:style-name="T61">ношення порядку на множи</text:span><text:span text:style-name="T62">ні</text:span><text:span text:style-name="T61"> натуральних чи</text:span><text:span text:style-name="T62">сел N. Довести, що </text:span></text:p>
      <text:p text:style-name="P33"><text:span text:style-name="T51">≤</text:span><text:span text:style-name="T57">○</text:span><text:span text:style-name="T51">≥ = N</text:span><text:span text:style-name="T82">2</text:span><text:span text:style-name="T51">.</text:span></text:p>
      <text:p text:style-name="P42"/>
      <text:p text:style-name="P42"><text:span text:style-name="T140">39) </text:span>Довести, що будь-яка непорожня скінченна частково впорядкована множина А містить мінімальний і максимальний елементи.</text:p>
      <text:p text:style-name="P3"/>
      <text:p text:style-name="P30"><text:span text:style-name="T110">40) </text:span><text:span text:style-name="T106">Довести, що </text:span><text:span text:style-name="T109">перетин</text:span><text:span text:style-name="T106"> </text:span><text:span text:style-name="T107">f</text:span><text:span text:style-name="T119">1</text:span><text:span text:style-name="T112">⋂</text:span><text:span text:style-name="T107">f</text:span><text:span text:style-name="T119">2</text:span><text:span text:style-name="T106"> двох в</text:span><text:span text:style-name="T107">ідо</text:span><text:span text:style-name="T106">бражень </text:span><text:span text:style-name="T107">f</text:span><text:span text:style-name="T119">1</text:span><text:span text:style-name="T106"> </text:span><text:span text:style-name="T107">і f</text:span><text:span text:style-name="T119">2 <text:s/></text:span><text:span text:style-name="T106">з </text:span><text:span text:style-name="T107">А</text:span><text:span text:style-name="T106"> в В буде в</text:span><text:span text:style-name="T107">ід</text:span><text:span text:style-name="T106">ображенням </text:span><text:span text:style-name="T107">з</text:span><text:span text:style-name="T106"> А </text:span><text:span text:style-name="T108">в </text:span><text:span text:style-name="T106">В тод</text:span><text:span text:style-name="T107">і</text:span><text:span text:style-name="T106"> й т</text:span><text:span text:style-name="T107">іл</text:span><text:span text:style-name="T106">ьки тод</text:span><text:span text:style-name="T107">і</text:span><text:span text:style-name="T106">, коли <text:s/></text:span><text:span text:style-name="T107">f</text:span><text:span text:style-name="T119">1</text:span><text:span text:style-name="T106"> </text:span><text:span text:style-name="T115">=</text:span><text:span text:style-name="T106"> </text:span><text:span text:style-name="T107">f</text:span><text:span text:style-name="T119">2</text:span><text:span text:style-name="T107">.</text:span></text:p>
      <text:p text:style-name="P4"/>
      <text:p text:style-name="P29"><text:span text:style-name="T84">41) </text:span><text:span text:style-name="T83">За яких умов виконуються рівності</text:span><text:span text:style-name="T121">: (а) (А \ В)⋃В = А; </text:span><text:span text:style-name="T26">(</text:span><text:span text:style-name="T28">б</text:span><text:span text:style-name="T26">) A \ B = </text:span><text:span text:style-name="T27">В?</text:span></text:p>
      <text:p text:style-name="P17"/>
      <text:p text:style-name="P44"><text:span text:style-name="T140">42) </text:span>Довести, що множина нескінченна тоді і тільки тоді, коли вона еквівалентна деякій своїй власній підмножині.</text:p>
      <text:p text:style-name="P44"/>
      <text:p text:style-name="P45"><text:span text:style-name="T94">43) </text:span><text:span text:style-name="T86">Чи можна накреслити на площи</text:span><text:span text:style-name="T88">ні</text:span><text:span text:style-name="T86"> континуальну множину к</text:span><text:span text:style-name="T88">іл</text:span><text:span text:style-name="T86">, жод</text:span><text:span text:style-name="T88">ні</text:span><text:span text:style-name="T86"> два з яких не перетинаються? </text:span><text:span text:style-name="T91">(Відповідь обґрунтувати).</text:span></text:p>
      <text:p text:style-name="P48"/>
      <text:p text:style-name="P34"><text:span text:style-name="T66">44) </text:span><text:span text:style-name="T63">Якою </text:span><text:span text:style-name="T64">є</text:span><text:span text:style-name="T63"> потуж</text:span><text:span text:style-name="T64">ні</text:span><text:span text:style-name="T63">сть множини усіх монотонних в</text:span><text:span text:style-name="T64">ід</text:span><text:span text:style-name="T63">ображень типу </text:span><text:span text:style-name="T65">R</text:span><text:span text:style-name="T54">→</text:span><text:span text:style-name="T55">R</text:span><text:span text:style-name="T63">? (Відповідь обґрунтувати).</text:span></text:p>
      <text:p text:style-name="P41"/>
      <text:p text:style-name="P49"><text:span text:style-name="T33">45) </text:span><text:span text:style-name="T30">Показати</text:span><text:span text:style-name="T31">, </text:span><text:span text:style-name="T30">що</text:span><text:span text:style-name="T31"> сюр'єктивність </text:span><text:span text:style-name="T32">відповідності</text:span><text:span text:style-name="T31"> не є інваріантн</text:span><text:span text:style-name="T32">ою</text:span><text:span text:style-name="T31"> відносно перетину.</text:span></text:p>
      <text:p text:style-name="P50"/>
      <text:p text:style-name="P45"><text:span text:style-name="T93">46) </text:span><text:span text:style-name="T91">Довести, що множина вс</text:span><text:span text:style-name="T92">і</text:span><text:span text:style-name="T91">х ск</text:span><text:span text:style-name="T92">ін</text:span><text:span text:style-name="T91">ченних п</text:span><text:span text:style-name="T92">ід</text:span><text:span text:style-name="T91">множин зл</text:span><text:span text:style-name="T100">і</text:span><text:span text:style-name="T91">ченно</text:span><text:span text:style-name="T92">ї</text:span><text:span text:style-name="T91"> множини — зл</text:span><text:span text:style-name="T92">і</text:span><text:span text:style-name="T91">ченна.</text:span></text:p>
      <text:p text:style-name="P18"/>
      <text:p text:style-name="P31"><text:span text:style-name="T13">47) </text:span><text:span text:style-name="T9">Довести, що множина в</text:span><text:span text:style-name="T11">сі</text:span><text:span text:style-name="T9">х зл</text:span><text:span text:style-name="T11">і</text:span><text:span text:style-name="T9">ченних посл</text:span><text:span text:style-name="T35">ід</text:span><text:span text:style-name="T9">овностей натуральних чисел ма</text:span><text:span text:style-name="T11">є</text:span><text:span text:style-name="T9"> потуж</text:span><text:span text:style-name="T35">ні</text:span><text:span text:style-name="T9">сть континуум.</text:span></text:p>
      <text:p text:style-name="P36"/>
      <text:p text:style-name="P31"><text:span text:style-name="T99">48) </text:span><text:span text:style-name="T96">Число, яке не </text:span><text:span text:style-name="T97">є</text:span><text:span text:style-name="T96"> коренем жодного многочлена з ра</text:span><text:span text:style-name="T97">ці</text:span><text:span text:style-name="T96">ональними коеф</text:span><text:span text:style-name="T101">іці</text:span><text:span text:style-name="T102">є</text:span><text:span text:style-name="T96">нтами, назива</text:span><text:span text:style-name="T97">є</text:span><text:span text:style-name="T96">ться трансцендентним. </text:span><text:span text:style-name="T97">Довести, що м</text:span><text:span text:style-name="T96">ножина в</text:span><text:span text:style-name="T97">сі</text:span><text:span text:style-name="T96">х трансцендентних чисел континуальна.</text:span></text:p>
      <text:p text:style-name="P1"/>
      <text:p text:style-name="P31"><text:soft-page-break/><text:span text:style-name="T99">49) </text:span><text:span text:style-name="T96">Побудувати взаємно-однозначну відповідність між точками довільн</text:span><text:span text:style-name="T103">их двох</text:span><text:span text:style-name="T96"> відрізк</text:span><text:span text:style-name="T98">ів</text:span><text:span text:style-name="T96"> </text:span><text:span text:style-name="T95">[</text:span><text:span text:style-name="T96">а, </text:span><text:span text:style-name="T95">b] </text:span><text:span text:style-name="T96">i </text:span><text:span text:style-name="T95">[</text:span><text:span text:style-name="T98">c</text:span><text:span text:style-name="T96">, </text:span><text:span text:style-name="T98">d</text:span><text:span text:style-name="T95">].</text:span></text:p>
      <text:p text:style-name="P2"/>
      <text:p text:style-name="P45"><text:span text:style-name="T94">50) </text:span><text:span text:style-name="T87">Довести, що м</text:span><text:span text:style-name="T86">ножина в</text:span><text:span text:style-name="T87">сі</text:span><text:span text:style-name="T86">х п</text:span><text:span text:style-name="T87">ід</text:span><text:span text:style-name="T86">множин зл</text:span><text:span text:style-name="T87">і</text:span><text:span text:style-name="T86">ченно</text:span><text:span text:style-name="T87">ї</text:span><text:span text:style-name="T86"> множини А ма</text:span><text:span text:style-name="T87">є </text:span><text:span text:style-name="T86">потуж</text:span><text:span text:style-name="T87">ні</text:span><text:span text:style-name="T86">сть континуум.</text:span></text:p>
      <text:p text:style-name="P37"/>
      <text:p text:style-name="P31"><text:span text:style-name="T110">51) </text:span><text:span text:style-name="T104">Довести, що для дов</text:span><text:span text:style-name="T105">іл</text:span><text:span text:style-name="T104">ьних в</text:span><text:span text:style-name="T105">ід</text:span><text:span text:style-name="T104">ношень </text:span><text:span text:style-name="T103">R</text:span><text:span text:style-name="T117">1</text:span><text:span text:style-name="T113"> </text:span><text:span text:style-name="T114">і </text:span><text:span text:style-name="T103">R</text:span><text:span text:style-name="T117">2</text:span><text:span text:style-name="T104"> викону</text:span><text:span text:style-name="T105">є</text:span><text:span text:style-name="T104">ться <text:s/>(</text:span><text:span text:style-name="T103">R</text:span><text:span text:style-name="T117">1</text:span><text:span text:style-name="T113">○</text:span><text:span text:style-name="T103">R</text:span><text:span text:style-name="T117">2</text:span><text:span text:style-name="T105">)</text:span><text:span text:style-name="T120">-1</text:span><text:span text:style-name="T105"> </text:span><text:span text:style-name="T104">= </text:span><text:span text:style-name="T103">R</text:span><text:span text:style-name="T118">2</text:span><text:span text:style-name="T120">-1</text:span><text:span text:style-name="T113">○</text:span><text:span text:style-name="T103">R</text:span><text:span text:style-name="T118">1</text:span><text:span text:style-name="T120">-1</text:span><text:span text:style-name="T105">.</text:span></text:p>
      <text:p text:style-name="P47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anguage="uk" fo:country="UA" officeooo:rsid="0015a3a6" style:font-name-asian="Symbol1" style:font-family-asian="Symbol" style:font-family-generic-asian="roman" style:font-pitch-asian="variable" style:font-charset-asian="x-symbol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30T10:27:46.760991436</dc:date>
    <meta:editing-cycles>35</meta:editing-cycles>
    <meta:editing-duration>PT9H40M8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10" meta:character-count="6485" meta:non-whitespace-character-count="5422"/>
  </office:meta>
</office:document-meta>
</file>